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ll met!”</text:p>
          </table:table-cell>
          <table:table-cell table:number-columns-repeated="1020"/>
        </table:table-row>
        <table:table-row>
          <table:table-cell table:style-name="ce0" office:value-type="string">
            <text:p>騎士団長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on our way back to the castle
to deliver our next report concerning the
Spirit Queen.</text:p>
          </table:table-cell>
          <table:table-cell table:number-columns-repeated="1020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welcomed her into our par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s that so! I'm impress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where is the honorable Spirit Queen?”</text:p>
          </table:table-cell>
          <table:table-cell table:number-columns-repeated="1020"/>
        </table:table-row>
        <table:table-row>
          <table:table-cell table:style-name="ce0" office:value-type="string">
            <text:p>わ、私です・・・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would be me... 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え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Eh?”</text:p>
          </table:table-cell>
          <table:table-cell table:number-columns-repeated="1020"/>
        </table:table-row>
        <table:table-row>
          <table:table-cell table:style-name="ce0" office:value-type="string">
            <text:p>びっくりした？　ふふ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urprised? Ufufu...</text:p>
          </table:table-cell>
          <table:table-cell table:number-columns-repeated="1020"/>
        </table:table-row>
        <table:table-row>
          <table:table-cell table:style-name="ce0" office:value-type="string">
            <text:p>驚くのも無理はないが、本物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understand why you'd be surprised, but she's
the real deal.</text:p>
          </table:table-cell>
          <table:table-cell table:number-columns-repeated="1020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style-name="ce0"/>
          <table:table-cell table:style-name="ce0"/>
          <table:table-cell table:style-name="ce0" office:value-type="string">
            <text:p>After all, she can recount the old war in
great detail.</text:p>
          </table:table-cell>
          <table:table-cell table:number-columns-repeated="1020"/>
        </table:table-row>
        <table:table-row>
          <table:table-cell table:style-name="ce0" office:value-type="string">
            <text:p>なんか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well, that is...</text:p>
          </table:table-cell>
          <table:table-cell table:number-columns-repeated="1020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style-name="ce0"/>
          <table:table-cell table:style-name="ce0"/>
          <table:table-cell table:style-name="ce0" office:value-type="string">
            <text:p>I am sorry if I do not match up to your
expectation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-No... I am simply somewhat taken aback
by your for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, lend your assistance to the Heavenly
Maidens however you can.”</text:p>
          </table:table-cell>
          <table:table-cell table:number-columns-repeated="1020"/>
        </table:table-row>
        <table:table-row>
          <table:table-cell table:style-name="ce0" office:value-type="string">
            <text:p>は、は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-Of course!</text:p>
          </table:table-cell>
          <table:table-cell table:number-columns-repeated="1020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hat are you doing all the way over
here, Sir Knight Commander-san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an urgent message for you.”</text:p>
          </table:table-cell>
          <table:table-cell table:number-columns-repeated="1020"/>
        </table:table-row>
        <table:table-row>
          <table:table-cell table:style-name="ce0" office:value-type="string">
            <text:p>わたし達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us?</text:p>
          </table:table-cell>
          <table:table-cell table:number-columns-repeated="1020"/>
        </table:table-row>
        <table:table-row>
          <table:table-cell table:style-name="ce0" office:value-type="string">
            <text:p>なんか・・・イヤな予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ve... got a bad feeling about thi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arat has been sighted in the Midlands, in
a wooded area known as Jakla Forest.”</text:p>
          </table:table-cell>
          <table:table-cell table:number-columns-repeated="1020"/>
        </table:table-row>
        <table:table-row>
          <table:table-cell table:style-name="ce0" office:value-type="string">
            <text:p>カラットが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rat?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...!</text:p>
          </table:table-cell>
          <table:table-cell table:number-columns-repeated="1020"/>
        </table:table-row>
        <table:table-row>
          <table:table-cell table:style-name="ce0" office:value-type="string">
            <text:p>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...</text:p>
          </table:table-cell>
          <table:table-cell table:number-columns-repeated="1020"/>
        </table:table-row>
        <table:table-row>
          <table:table-cell table:style-name="ce0" office:value-type="string">
            <text:p>赤ですか？　青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ed one? Or the blue on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h... ahh, my apologi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mean the Red Carat.”</text:p>
          </table:table-cell>
          <table:table-cell table:number-columns-repeated="1020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ean the Duchess of Hellfire, correct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Inde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just so happened that a cadet from the
Northlands had come down to the Midlands
for some drills, and happened to see 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appears that Carat has a lair hidden away in
the depths of the forest.”</text:p>
          </table:table-cell>
          <table:table-cell table:number-columns-repeated="1020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he must have relocated after we
discovered her previous lair in the north.</text:p>
          </table:table-cell>
          <table:table-cell table:number-columns-repeated="1020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not let her get away this time!</text:p>
          </table:table-cell>
          <table:table-cell table:number-columns-repeated="1020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style-name="ce0"/>
          <table:table-cell table:style-name="ce0"/>
          <table:table-cell table:style-name="ce0" office:value-type="string">
            <text:p>...At least, that's what I'd like to say, but...</text:p>
          </table:table-cell>
          <table:table-cell table:number-columns-repeated="1020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heard how terribly tough her two aides
ar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側近が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ides...?”</text:p>
          </table:table-cell>
          <table:table-cell table:number-columns-repeated="1020"/>
        </table:table-row>
        <table:table-row>
          <table:table-cell table:style-name="ce0" office:value-type="string">
            <text:p>だから、できれ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so...</text:p>
          </table:table-cell>
          <table:table-cell table:number-columns-repeated="1020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we could check in on how
the research is going over at the laboratory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、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s much as I, too, would like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 pressing situa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det who sighted Red Carat marched
into the lair, alone, in the hopes of
retrieving intel.”</text:p>
          </table:table-cell>
          <table:table-cell table:number-columns-repeated="1020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y haven't returned... is that 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Correct.”</text:p>
          </table:table-cell>
          <table:table-cell table:number-columns-repeated="1020"/>
        </table:table-row>
        <table:table-row>
          <table:table-cell table:style-name="ce0" office:value-type="string">
            <text:p>それはやばい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not good...!</text:p>
          </table:table-cell>
          <table:table-cell table:number-columns-repeated="1020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this soldier-in-trainin' just... walked into the
enemy's bas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t is to my great sham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articular cadet has a bad habit of
getting funny ideas and rushing into the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just so happens to be my younger
sister. Her name is Viola.”</text:p>
          </table:table-cell>
          <table:table-cell table:number-columns-repeated="1020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! Viola-san, as in...?</text:p>
          </table:table-cell>
          <table:table-cell table:number-columns-repeated="1020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ame girl who got trapped in the frozen
cave in the North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Ah ha, so you are already acquainted!”</text:p>
          </table:table-cell>
          <table:table-cell table:number-columns-repeated="1020"/>
        </table:table-row>
        <table:table-row>
          <table:table-cell table:style-name="ce0" office:value-type="string">
            <text:p>北部調査の時に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when we went up north to investigate.</text:p>
          </table:table-cell>
          <table:table-cell table:number-columns-repeated="1020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, did you just say she was your younger
sister?!</text:p>
          </table:table-cell>
          <table:table-cell table:number-columns-repeated="1020"/>
        </table:table-row>
        <table:table-row>
          <table:table-cell table:style-name="ce0" office:value-type="string">
            <text:p>確かに目元がそっくりかも！</text:p>
          </table:table-cell>
          <table:table-cell table:style-name="ce0"/>
          <table:table-cell table:style-name="ce0"/>
          <table:table-cell table:style-name="ce0" office:value-type="string">
            <text:p>Come to think of it, you have exactly the
same eyes!</text:p>
          </table:table-cell>
          <table:table-cell table:number-columns-repeated="1020"/>
        </table:table-row>
        <table:table-row>
          <table:table-cell table:style-name="ce0" office:value-type="string">
            <text:p>今度は森で遭難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she's gotten herself trapped in a forest,
this ti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-My sincerest apologies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this is quite the eme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we are unlucky, she may end up as a
captive of Red Cara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ould you be willing to lend me your
strength...?”</text:p>
          </table:table-cell>
          <table:table-cell table:number-columns-repeated="1020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hat it is. The research will just have to
wait.</text:p>
          </table:table-cell>
          <table:table-cell table:number-columns-repeated="1020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e Spirit Queen Komu-chan on our side,
I'm sure we can pull through!</text:p>
          </table:table-cell>
          <table:table-cell table:number-columns-repeated="1020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Let's hurry and save h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I am forever in your debt...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assist however I can. I leave my
sister's fate in your capable hands...”</text:p>
          </table:table-cell>
          <table:table-cell table:number-columns-repeated="1020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e off to visit “Jakla Forest” straight
away.</text:p>
          </table:table-cell>
          <table:table-cell table:number-columns-repeated="1020"/>
        </table:table-row>
        <table:table-row>
          <table:table-cell table:style-name="ce0" office:value-type="string">
            <text:p>場所を教えてほしい。</text:p>
          </table:table-cell>
          <table:table-cell table:style-name="ce0"/>
          <table:table-cell table:style-name="ce0"/>
          <table:table-cell table:style-name="ce0" office:value-type="string">
            <text:p>Where can we find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irst, you must pass through Dono village to
reach the nearby village of Jinbū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enter Jakla Forest from the northern
side of Jinbū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We'll check our map and make
our way swiftly t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shall be waiting for you at the villa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現地で会お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meet there.”</text:p>
          </table:table-cell>
          <table:table-cell table:number-columns-repeated="1020"/>
        </table:table-row>
        <table:table-row>
          <table:table-cell table:style-name="ce0" office:value-type="string">
            <text:p>了解む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10-5!</text:p>
          </table:table-cell>
          <table:table-cell table:number-columns-repeated="1020"/>
        </table:table-row>
        <table:table-row>
          <table:table-cell table:style-name="ce0" office:value-type="string">
            <text:p>“む”って何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you mean 10-4...</text:p>
          </table:table-cell>
          <table:table-cell table:number-columns-repeated="1020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style-name="ce0"/>
          <table:table-cell table:style-name="ce0"/>
          <table:table-cell table:style-name="ce0" office:value-type="string">
            <text:p>←：Jahamad - Town of Sand
→：Purgatory Grotto (No Entry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